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bc5b" officeooo:paragraph-rsid="0015bc5b"/>
    </style:style>
    <style:style style:name="P2" style:family="paragraph" style:parent-style-name="Standard">
      <style:text-properties officeooo:rsid="0015bc5b" officeooo:paragraph-rsid="001adab2"/>
    </style:style>
    <style:style style:name="P3" style:family="paragraph" style:parent-style-name="Standard">
      <style:text-properties officeooo:rsid="0016280e" officeooo:paragraph-rsid="0016280e"/>
    </style:style>
    <style:style style:name="P4" style:family="paragraph" style:parent-style-name="Standard">
      <style:text-properties officeooo:rsid="0016280e" officeooo:paragraph-rsid="001adab2"/>
    </style:style>
    <style:style style:name="P5" style:family="paragraph" style:parent-style-name="Standard">
      <style:text-properties officeooo:rsid="00180807" officeooo:paragraph-rsid="00180807"/>
    </style:style>
    <style:style style:name="P6" style:family="paragraph" style:parent-style-name="Standard">
      <style:text-properties officeooo:rsid="00189061" officeooo:paragraph-rsid="00189061"/>
    </style:style>
    <style:style style:name="P7" style:family="paragraph" style:parent-style-name="Standard">
      <style:text-properties officeooo:rsid="00196628" officeooo:paragraph-rsid="00196628"/>
    </style:style>
    <style:style style:name="P8" style:family="paragraph" style:parent-style-name="Standard">
      <style:text-properties officeooo:rsid="001984d0" officeooo:paragraph-rsid="001984d0"/>
    </style:style>
    <style:style style:name="P9" style:family="paragraph" style:parent-style-name="Standard">
      <style:text-properties officeooo:paragraph-rsid="001984d0"/>
    </style:style>
    <style:style style:name="P10" style:family="paragraph" style:parent-style-name="Standard">
      <style:text-properties officeooo:paragraph-rsid="001adab2"/>
    </style:style>
    <style:style style:name="P11" style:family="paragraph" style:parent-style-name="Standard">
      <style:text-properties officeooo:paragraph-rsid="0015bc5b"/>
    </style:style>
    <style:style style:name="P12" style:family="paragraph" style:parent-style-name="Heading_20_1">
      <style:paragraph-properties fo:text-align="center" style:justify-single-word="false"/>
      <style:text-properties fo:font-variant="normal" fo:text-transform="none" fo:color="#000000" style:font-name="Arial" fo:letter-spacing="normal" fo:font-style="normal" officeooo:rsid="00180807" officeooo:paragraph-rsid="00180807"/>
    </style:style>
    <style:style style:name="T1" style:family="text">
      <style:text-properties officeooo:rsid="00196628"/>
    </style:style>
    <style:style style:name="T2" style:family="text">
      <style:text-properties officeooo:rsid="001adab2"/>
    </style:style>
    <style:style style:name="T3" style:family="text">
      <style:text-properties fo:font-variant="normal" fo:text-transform="none" fo:color="#000000" style:font-name="Arial" fo:font-size="14pt" fo:letter-spacing="normal" fo:font-style="normal" fo:font-weight="normal"/>
    </style:style>
    <style:style style:name="T4" style:family="text">
      <style:text-properties fo:font-variant="normal" fo:text-transform="none" fo:color="#000000" style:font-name="Arial" fo:font-size="14pt" fo:letter-spacing="normal" fo:font-style="normal" fo:font-weight="normal" officeooo:rsid="0015bc5b"/>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12" text:outline-level="1">Net Ninny: A Web Proxy Based Service</text:h>
      <text:p text:style-name="P5"/>
      <text:p text:style-name="P5"/>
      <text:p text:style-name="P5">The us<text:span text:style-name="T1">age</text:span> of our Web Proxy is basically completely automatic. Since it is written in Python no compilation is required. However a limitation is that no newer Python version than Python 2.7.8 can be used.</text:p>
      <text:p text:style-name="P5"/>
      <text:p text:style-name="P8">Before executing the Web Proxy it is suggested to edit your Network/Browser's configurations (set the port and your IP address) In Ubuntu 14.04 for example you can do it like this:<text:line-break/>Settings → Network → Network proxy → Method: Manual </text:p>
      <text:p text:style-name="P8">and then set your IP and the port you want to use.</text:p>
      <text:p text:style-name="P5"/>
      <text:p text:style-name="P6">There are two ways to run the Web Proxy (assuming UNIX environment):<text:line-break/>1. python MyProxy.py</text:p>
      <text:p text:style-name="P6">2. After you turn the file to an executable ./MyProxy.py</text:p>
      <text:p text:style-name="P6"/>
      <text:p text:style-name="P6">Immediately after the execution you will be asked to give an “Arbitrary port for proxy server:”.</text:p>
      <text:p text:style-name="P6">By pressing enter without giving any value, the default port selected is 9999.</text:p>
      <text:p text:style-name="P7"/>
      <text:p text:style-name="P7">Now if everything is alright the server will be up and running and the you will see the forbidden words in printed in your terminal as below:<text:line-break/>“Successfully created server, listening for connections...</text:p>
      <text:p text:style-name="P7">Forbidden keywords: ['spongebob', 'britney spears', 'facebook', 'onet', 'browsing']” </text:p>
      <text:p text:style-name="P7"/>
      <text:p text:style-name="P7">At this point everything is set up and you are ready to open your favorite browser and start surfing in the web.</text:p>
      <text:p text:style-name="P7"/>
      <text:p text:style-name="P10"><text:span text:style-name="T2">Requirement 2: </text:span><text:span text:style-name="T3">Handles simple HTTP GET interactions between client and server</text:span></text:p>
      <text:p text:style-name="P4"/>
      <text:p text:style-name="P4"><text:tab/># creates an AF_INET (IPv4), STREAM socket (TCP)</text:p>
      <text:p text:style-name="P4"><text:s text:c="12"/>self.server = socket.socket(socket.AF_INET, socket.SOCK_STREAM)</text:p>
      <text:p text:style-name="P4"><text:s text:c="12"/># socket configuration: </text:p>
      <text:p text:style-name="P4"><text:s text:c="12"/>self.server.setsockopt(socket.SOL_SOCKET, socket.SO_REUSEADDR, 1)</text:p>
      <text:p text:style-name="P4"><text:s text:c="12"/># bind address to newly created socket</text:p>
      <text:p text:style-name="P4"><text:s text:c="12"/>self.server.bind((host, port))</text:p>
      <text:p text:style-name="P4"><text:s text:c="12"/># set up and start TCP listener</text:p>
      <text:p text:style-name="P4"><text:s text:c="12"/>self.server.listen(MAX_CONNECTIONS)</text:p>
      <text:p text:style-name="P8"/>
      <text:p text:style-name="P9"><text:span text:style-name="T2">Requirement 3: </text:span><text:span text:style-name="T3">Blocks requests for undesirable URLs, using HTTP redirection to display error page instead</text:span></text:p>
      <text:p text:style-name="P8"><text:span text:style-name="T3"/></text:p>
      <text:p text:style-name="P8"><text:tab/># creates fake HTTP 302 response with redirection to url</text:p>
      <text:p text:style-name="P8"><text:s text:c="4"/><text:tab/>def redirect_response(self, url):</text:p>
      <text:p text:style-name="P8"><text:s text:c="8"/><text:tab/>return "HTTP/1.1 302 Found\r\nLocation: " + url + "\r\nHost: " + <text:tab/>self.parser.url_to_web_server(url) + "\r\nConnection: close\r\n\r\n"</text:p>
      <text:p text:style-name="P8"><text:soft-page-break/><text:s text:c="12"/></text:p>
      <text:p text:style-name="P8"><text:tab/>if badUrl:</text:p>
      <text:p text:style-name="P8"><text:s text:c="16"/># server-side can be closed, we won't use it anymore</text:p>
      <text:p text:style-name="P8"><text:s text:c="16"/>served_socket.shutdown(socket.SHUT_RDWR)</text:p>
      <text:p text:style-name="P8"><text:s text:c="16"/># client-side can be closed for rcv()</text:p>
      <text:p text:style-name="P8"><text:s text:c="16"/>connection.shutdown(socket.SHUT_RD)</text:p>
      <text:p text:style-name="P8"><text:s text:c="16"/># create fake HTTP 302 response and send it to client</text:p>
      <text:p text:style-name="P8"><text:s text:c="16"/>connection.send(self.redirect_response(BAD_URL_HOST))</text:p>
      <text:p text:style-name="P1"/>
      <text:p text:style-name="P2"/>
      <text:p text:style-name="P2"><text:span text:style-name="T2">Requirement </text:span>7:</text:p>
      <text:p text:style-name="P2">if __name__ == "__main__":</text:p>
      <text:p text:style-name="P2"><text:s text:c="4"/>try:</text:p>
      <text:p text:style-name="P2"><text:s text:c="8"/># user-defined port number</text:p>
      <text:p text:style-name="P2"><text:s text:c="8"/>arbitrary_port = int(raw_input("Arbitrary port for proxy server: "))</text:p>
      <text:p text:style-name="P3"><text:span text:style-name="T3"/></text:p>
      <text:p text:style-name="P1"/>
      <text:p text:style-name="P11"><text:span text:style-name="T2">Requiremebt 8: I</text:span><text:span text:style-name="T3">s smart in selection of what HTTP content should be searched for the forbidden keywords. For example, you probably agree that it is not wise to search inside compressed or other non-text-based HTTP content such as graphic files, etc.</text:span></text:p>
      <text:p text:style-name="P1">SUFFIXES = [".png", ".jpg", ".jpeg", ".js", ".cs", ".gif"]</text:p>
      <text:p text:style-name="P1">self.parser = Parser(SUFFIXES)</text:p>
      <text:p text:style-name="P1">badUrl = self.parser.contains_keywords(url, self.reader.keyword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22:37:26.747230144</meta:creation-date>
    <dc:date>2014-10-07T01:16:34.720263321</dc:date>
    <meta:editing-duration>P1DT16M7S</meta:editing-duration>
    <meta:editing-cycles>4</meta:editing-cycles>
    <meta:generator>LibreOffice/4.2.6.3$Linux_X86_64 LibreOffice_project/420m0$Build-3</meta:generator>
    <meta:document-statistic meta:table-count="0" meta:image-count="0" meta:object-count="0" meta:page-count="2" meta:paragraph-count="41" meta:word-count="409" meta:character-count="3045" meta:non-whitespace-character-count="2425"/>
  </office:meta>
</office:document-meta>
</file>